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E0000025542178DD37F48FE64.png" manifest:media-type="image/png"/>
  <manifest:file-entry manifest:full-path="Pictures/100002010000035E00000255DDEAE32F038207A4.png" manifest:media-type="image/png"/>
  <manifest:file-entry manifest:full-path="Pictures/100002010000035E00000255C6107A838B5B0353.png" manifest:media-type="image/png"/>
  <manifest:file-entry manifest:full-path="Pictures/10000201000001F600000173EB14919AA0C74DD8.png" manifest:media-type="image/png"/>
  <manifest:file-entry manifest:full-path="Pictures/100002010000035E00000255142D64BF5084577A.png" manifest:media-type="image/png"/>
  <manifest:file-entry manifest:full-path="Pictures/10000201000001D3000000E5572CAE94116EADEA.png" manifest:media-type="image/png"/>
  <manifest:file-entry manifest:full-path="Pictures/100002010000035E000002557A24DB019D2F044B.png" manifest:media-type="image/png"/>
  <manifest:file-entry manifest:full-path="Pictures/100002010000035E00000255ED37B716EE629B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as-char" svg:width="13.282cm" svg:height="9.816cm" draw:z-index="0"><draw:image xlink:href="Pictures/10000201000001F600000173EB14919AA0C74DD8.png" xlink:type="simple" xlink:show="embed" xlink:actuate="onLoad" loext:mime-type="image/png"/></draw:frame></text:p>
      <text:p text:style-name="Standard"/>
      <text:p text:style-name="Standard"><draw:frame draw:style-name="fr2" draw:name="Figura2" text:anchor-type="as-char" svg:width="17cm" svg:height="11.774cm" draw:z-index="1"><draw:image xlink:href="Pictures/100002010000035E00000255142D64BF5084577A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1" draw:name="Figura3" text:anchor-type="as-char" svg:width="12.356cm" svg:height="6.059cm" draw:z-index="2"><draw:image xlink:href="Pictures/10000201000001D3000000E5572CAE94116EAD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4" text:anchor-type="as-char" svg:width="17cm" svg:height="11.774cm" draw:z-index="3"><draw:image xlink:href="Pictures/100002010000035E00000255ED37B716EE629B3A.png" xlink:type="simple" xlink:show="embed" xlink:actuate="onLoad" loext:mime-type="image/png"/></draw:frame></text:p>
      <text:p text:style-name="Standard"/>
      <text:p text:style-name="Standard"><text:soft-page-break/><draw:frame draw:style-name="fr2" draw:name="Figura5" text:anchor-type="as-char" svg:width="17cm" svg:height="11.774cm" draw:z-index="4"><draw:image xlink:href="Pictures/100002010000035E000002557A24DB019D2F044B.png" xlink:type="simple" xlink:show="embed" xlink:actuate="onLoad" loext:mime-type="image/png"/></draw:frame></text:p>
      <text:p text:style-name="Standard"/>
      <text:p text:style-name="Standard"><draw:frame draw:style-name="fr2" draw:name="Figura6" text:anchor-type="as-char" svg:width="17cm" svg:height="11.774cm" draw:z-index="6"><draw:image xlink:href="Pictures/100002010000035E00000255C6107A838B5B0353.png" xlink:type="simple" xlink:show="embed" xlink:actuate="onLoad" loext:mime-type="image/png"/></draw:frame></text:p>
      <text:p text:style-name="Standard"/>
      <text:p text:style-name="Standard"><text:soft-page-break/><draw:frame draw:style-name="fr2" draw:name="Figura7" text:anchor-type="as-char" svg:width="17cm" svg:height="11.774cm" draw:z-index="7"><draw:image xlink:href="Pictures/100002010000035E00000255DDEAE32F038207A4.png" xlink:type="simple" xlink:show="embed" xlink:actuate="onLoad" loext:mime-type="image/png"/></draw:frame></text:p>
      <text:p text:style-name="Standard"/>
      <text:p text:style-name="Standard"><draw:frame draw:style-name="fr2" draw:name="Figura8" text:anchor-type="as-char" svg:width="17cm" svg:height="11.774cm" draw:z-index="5"><draw:image xlink:href="Pictures/100002010000035E0000025542178DD37F48FE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ino Mendes Santiago Junior</meta:initial-creator>
    <meta:creation-date>2018-05-16T15:24:39.816561923</meta:creation-date>
    <dc:date>2018-05-16T15:45:36.151728608</dc:date>
    <dc:creator>Robertino Mendes Santiago Junior</dc:creator>
    <meta:editing-duration>PT35S</meta:editing-duration>
    <meta:editing-cycles>1</meta:editing-cycles>
    <meta:generator>LibreOffice/6.0.4.2$Linux_X86_64 LibreOffice_project/00m0$Build-2</meta:generator>
    <meta:document-statistic meta:table-count="0" meta:image-count="8" meta:object-count="0" meta:page-count="4" meta:paragraph-count="8" meta:word-count="0" meta:character-count="0" meta:non-whitespace-character-count="0"/>
  </office:meta>
</office:document-meta>
</file>